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6277" officeooo:paragraph-rsid="0021627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6pt" fo:letter-spacing="normal" fo:font-style="normal" fo:font-weight="normal" officeooo:rsid="00238f95" officeooo:paragraph-rsid="00238f95" style:font-name-asian="Liberation Mono" style:font-size-asian="26pt" style:font-name-complex="Liberation Mono" style:font-size-complex="26pt"/>
    </style:style>
    <style:style style:name="P4" style:family="paragraph" style:parent-style-name="Preformatted_20_Text">
      <style:text-properties fo:font-variant="normal" fo:text-transform="none" fo:color="#000000" loext:opacity="100%" style:font-name="Roboto Mono" fo:font-size="24pt" fo:letter-spacing="normal" fo:font-style="normal" fo:font-weight="normal" officeooo:rsid="00232562" officeooo:paragraph-rsid="00232562" fo:background-color="transparent" style:font-name-asian="Liberation Mono" style:font-size-asian="24pt" style:font-name-complex="Liberation Mono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000000" loext:opacity="100%" style:font-name="Roboto Mono" fo:font-size="24pt" fo:letter-spacing="normal" fo:font-style="normal" fo:font-weight="normal" officeooo:rsid="00232562" officeooo:paragraph-rsid="00232562" fo:background-color="transparent" style:font-name-asian="Liberation Mono" style:font-size-asian="24pt" style:font-name-complex="Liberation Mono" style:font-size-complex="24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fafba" style:font-size-asian="36pt" style:font-size-complex="36pt"/>
    </style:style>
    <style:style style:name="T3" style:family="text">
      <style:text-properties fo:font-size="36pt" officeooo:rsid="00216277" style:font-size-asian="36pt" style:font-size-complex="36pt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officeooo:rsid="00242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09 - </text:span><text:span text:style-name="T2">Beatles</text:span><text:span text:style-name="T1"> – </text:span><text:span text:style-name="T2">Lady Madonna</text:span></text:p>
      <text:p text:style-name="P6"/>
      <text:p text:style-name="P2">Set KORG:PINCH <text:span text:style-name="T4">poly</text:span></text:p>
      <text:p text:style-name="P4"/>
      <text:p text:style-name="P4">KORG <text:span text:style-name="T5">volume: 80%</text:span></text:p>
      <text:p text:style-name="P1"/>
      <text:p text:style-name="P3">Quarter note = 10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1T16:14:56.373194953</dc:date>
    <meta:editing-duration>PT1H38M53S</meta:editing-duration>
    <meta:editing-cycles>22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4" meta:word-count="15" meta:character-count="80" meta:non-whitespace-character-count="68"/>
  </office:meta>
</office:document-meta>
</file>